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9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21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2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3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4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39321808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39322173" text:style-name="WW8Num3">
        <text:list-item>
          <text:p text:style-name="P19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20">Ruby 1.9.3 or earlier on your computer. Sencha Cmd does not work with Ruby 2.0</text:p>
        </text:list-item>
        <text:list-item>
          <text:p text:style-name="P19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39712375" text:continue-list="list39321808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39721786" text:continue-numbering="true" text:style-name="WW8Num2">
        <text:list-item>
          <text:list>
            <text:list-item>
              <text:h text:style-name="P23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21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4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<text:soft-page-break/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<text:soft-page-break/>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<text:soft-page-break/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C:\Users\Chris\Documents\GitHub\opendata\VivreANantes&gt;gem install compas</text:p>
            <text:p text:style-name="P16">Successfully installed compass-0.12.2</text:p>
            <text:p text:style-name="P16">Parsing documentation for compass-0.12.2</text:p>
            <text:p text:style-name="P16">1 gem installed</text:p>
          </table:table-cell>
        </table:table-row>
        <table:table-row>
          <table:table-cell table:style-name="Tableau10.A2" office:value-type="string">
            <text:p text:style-name="P16">C:\Users\Chris\Documents&gt; compass create myProject</text:p>
            <text:p text:style-name="P16">directory myProject/</text:p>
            <text:p text:style-name="P16">directory myProject/sass/</text:p>
            <text:p text:style-name="P16">directory myProject/stylesheets/</text:p>
            <text:p text:style-name="P16"><text:s text:c="3"/>create myProject/config.rb</text:p>
            <text:p text:style-name="P16"><text:s text:c="3"/>create myProject/sass/screen.scss</text:p>
            <text:p text:style-name="P16"><text:s text:c="3"/>create myProject/sass/print.scss</text:p>
            <text:p text:style-name="P16"><text:s text:c="3"/>create myProject/sass/ie.scss</text:p>
            <text:p text:style-name="P16"><text:s text:c="3"/>create myProject/stylesheets/ie.css</text:p>
            <text:p text:style-name="P16"><text:s text:c="3"/>create myProject/stylesheets/print.css</text:p>
            <text:p text:style-name="P16"><text:s text:c="3"/>create myProject/stylesheets/screen.css</text:p>
            <text:p text:style-name="P16"/>
            <text:p text:style-name="P16">*********************************************************************</text:p>
            <text:p text:style-name="P16">Congratulations! Your compass project has been created.</text:p>
            <text:p text:style-name="P16"/>
            <text:p text:style-name="P16">You may now add and edit sass stylesheets in the sass subdirectory of your project.</text:p>
            <text:p text:style-name="P16"/>
            <text:p text:style-name="P16">Sass files beginning with an underscore are called partials and won't be</text:p>
            <text:p text:style-name="P16">compiled to CSS, but they can be imported into other sass stylesheets.</text:p>
            <text:p text:style-name="P16"/>
            <text:p text:style-name="P16">You can configure your project by editing the config.rb configuration file.</text:p>
            <text:p text:style-name="P16"/>
            <text:p text:style-name="P16">You must compile your sass stylesheets into CSS when they change.</text:p>
            <text:p text:style-name="P16">This can be done in one of the following ways:</text:p>
            <text:p text:style-name="P16"><text:s text:c="2"/>1. To compile on demand:</text:p>
            <text:p text:style-name="P16"><text:s text:c="5"/>compass compile [path/to/project]</text:p>
            <text:p text:style-name="P16"><text:s text:c="2"/>2. To monitor your project for changes and automatically recompile:</text:p>
            <text:p text:style-name="P16"><text:s text:c="5"/>compass watch [path/to/project]</text:p>
            <text:p text:style-name="P16"/>
            <text:p text:style-name="P16">More Resources:</text:p>
            <text:p text:style-name="P16"><text:s text:c="2"/>* Website: http://compass-style.org/</text:p>
            <text:p text:style-name="P16"><text:s text:c="2"/>* Sass: http://sass-lang.com</text:p>
            <text:p text:style-name="P16"><text:s text:c="2"/>* Community: http://groups.google.com/group/compass-users/</text:p>
            <text:p text:style-name="P16"/>
            <text:p text:style-name="P16"/>
            <text:p text:style-name="P16">To import your new stylesheets add the following lines of HTML (or equivalent) to your webpage:</text:p>
            <text:p text:style-name="P16">&lt;head&gt;</text:p>
            <text:p text:style-name="P16"><text:s text:c="2"/>&lt;link href="/stylesheets/screen.css" media="screen, projection" rel="stylesheet" type="text/css" /&gt;</text:p>
            <text:p text:style-name="P16"><text:s text:c="2"/>&lt;link href="/stylesheets/print.css" media="print" rel="stylesheet" type="text/css" /&gt;</text:p>
            <text:p text:style-name="P16"><text:s text:c="2"/>&lt;!--[if IE]&gt;</text:p>
            <text:p text:style-name="P16"><text:s text:c="6"/>&lt;link href="/stylesheets/ie.css" media="screen, projection" rel="stylesheet" type="text/css" /&gt;</text:p>
            <text:p text:style-name="P16"><text:s text:c="2"/>&lt;![endif]--&gt;</text:p>
            <text:p text:style-name="P16">&lt;/head&gt;</text:p>
          </table:table-cell>
        </table:table-row>
      </table:table>
      <text:p text:style-name="P13"><text:a xlink:type="simple" xlink:href="http://docs.sencha.com/cmd/3.1.2/#!/guide/command_app_touch-section-understanding-your-application-s-structure">http://docs.sencha.com/cmd/3.1.2/#!/guide/command_app_touch-section-understanding-your-application-s-structure</text:a> </text:p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7-09T19:58:06.38</dc:date>
    <meta:editing-cycles>19</meta:editing-cycles>
    <meta:editing-duration>PT4H53M37S</meta:editing-duration>
    <meta:generator>OpenOffice.org/3.3$Win32 OpenOffice.org_project/330m20$Build-9567</meta:generator>
    <meta:document-statistic meta:table-count="10" meta:image-count="0" meta:object-count="0" meta:page-count="12" meta:paragraph-count="428" meta:word-count="1702" meta:character-count="21167"/>
  </office:meta>
</office:document-meta>
</file>